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ED000002E8A3F3CC46.png" manifest:media-type="image/png"/>
  <manifest:file-entry manifest:full-path="Pictures/10000000000004100000034853A05009.png" manifest:media-type="image/png"/>
  <manifest:file-entry manifest:full-path="Pictures/10000000000003EE0000031727FC4B20.png" manifest:media-type="image/png"/>
  <manifest:file-entry manifest:full-path="Pictures/100002010000078000000438C4524BE1.png" manifest:media-type="image/png"/>
  <manifest:file-entry manifest:full-path="Pictures/10000000000002D300000138BB5E684A.png" manifest:media-type="image/png"/>
  <manifest:file-entry manifest:full-path="Pictures/10000000000004100000034868BCF667.png" manifest:media-type="image/png"/>
  <manifest:file-entry manifest:full-path="Pictures/1000020100000780000004386AF9D7E5.png" manifest:media-type="image/png"/>
  <manifest:file-entry manifest:full-path="Pictures/10000201000003ED000002E8D7E3A17B.png" manifest:media-type="image/png"/>
  <manifest:file-entry manifest:full-path="Pictures/10000000000002280000019CA578E0B9.png" manifest:media-type="image/png"/>
  <manifest:file-entry manifest:full-path="Pictures/100000000000040C00000317EBED858B.png" manifest:media-type="image/png"/>
  <manifest:file-entry manifest:full-path="Pictures/10000000000003E70000024C1308A993.png" manifest:media-type="image/png"/>
  <manifest:file-entry manifest:full-path="Pictures/100002010000078000000438CBF6A73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transition-speed="fast" presentation:duration="PT5S"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 smil:type="slide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5S" presentation:background-visible="true" presentation:background-objects-visible="true" presentation:display-footer="true" presentation:display-page-number="false" presentation:display-date-time="true" smil:type="slideWipe" smil:subtype="fromRight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2" draw:text-style-name="P1" draw:layer="layout" svg:width="24.631cm" svg:height="12.181cm" svg:x="1.399cm" svg:y="4.915cm" presentation:class="subtitle" presentation:placeholder="true">
          <draw:text-box/>
        </draw:frame>
        <draw:frame draw:style-name="gr1" draw:text-style-name="P2" draw:layer="layout" svg:width="27.99cm" svg:height="15.754cm" svg:x="0.001cm" svg:y="2.793cm">
          <draw:image xlink:href="Pictures/1000020100000780000004386AF9D7E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4" draw:layer="layout" svg:width="24.631cm" svg:height="12.181cm" svg:x="1.399cm" svg:y="4.915cm" presentation:class="outline" presentation:placeholder="true">
          <draw:text-box/>
        </draw:frame>
        <draw:frame draw:style-name="gr1" draw:text-style-name="P2" draw:layer="layout" svg:width="26.423cm" svg:height="15.561cm" svg:x="0.755cm" svg:y="3.056cm">
          <draw:image xlink:href="Pictures/10000000000003E70000024C1308A993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slide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3" draw:id="id3">
        <draw:frame presentation:style-name="pr1" draw:layer="layout" svg:width="25.191cm" svg:height="3.507cm" svg:x="1.399cm" svg:y="0.837cm" presentation:class="title" presentation:placeholder="true">
          <draw:text-box/>
        </draw:frame>
        <draw:frame draw:style-name="gr1" draw:text-style-name="P2" draw:layer="layout" svg:width="16.32cm" svg:height="12.181cm" svg:x="5.554cm" svg:y="4.914cm" presentation:class="graphic">
          <draw:image xlink:href="Pictures/10000000000002280000019CA578E0B9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slide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4" draw:id="id4"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4" draw:layer="layout" svg:width="24.631cm" svg:height="12.181cm" svg:x="1.399cm" svg:y="4.915cm" presentation:class="outline" presentation:placeholder="true">
          <draw:text-box/>
        </draw:frame>
        <draw:frame draw:style-name="gr1" draw:text-style-name="P2" draw:layer="layout" svg:width="27.99cm" svg:height="15.754cm" svg:x="0.001cm" svg:y="2.54cm">
          <draw:image xlink:href="Pictures/100002010000078000000438CBF6A732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5" draw:id="id5"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4" draw:layer="layout" svg:width="24.631cm" svg:height="12.181cm" svg:x="1.399cm" svg:y="4.915cm" presentation:class="outline" presentation:placeholder="true">
          <draw:text-box/>
        </draw:frame>
        <draw:frame draw:style-name="gr1" draw:text-style-name="P2" draw:layer="layout" svg:width="25.991cm" svg:height="21.005cm" svg:x="0.924cm" svg:y="0cm">
          <draw:image xlink:href="Pictures/10000000000004100000034868BCF667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slide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6" draw:id="id6"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4" draw:layer="layout" svg:width="24.631cm" svg:height="12.181cm" svg:x="1.399cm" svg:y="4.915cm" presentation:class="outline" presentation:placeholder="true">
          <draw:text-box/>
        </draw:frame>
        <draw:frame draw:style-name="gr1" draw:text-style-name="P2" draw:layer="layout" svg:width="26.607cm" svg:height="20.934cm" svg:x="0.761cm" svg:y="0.072cm">
          <draw:image xlink:href="Pictures/10000000000003EE0000031727FC4B20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7" draw:id="id7"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4" draw:layer="layout" svg:width="24.631cm" svg:height="12.181cm" svg:x="1.399cm" svg:y="4.915cm" presentation:class="outline" presentation:placeholder="true">
          <draw:text-box/>
        </draw:frame>
        <draw:frame draw:style-name="gr1" draw:text-style-name="P2" draw:layer="layout" svg:width="26.581cm" svg:height="19.69cm" svg:x="0.733cm" svg:y="0.916cm">
          <draw:image xlink:href="Pictures/10000201000003ED000002E8A3F3CC46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8" draw:id="id8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4" draw:layer="layout" svg:width="24.631cm" svg:height="12.181cm" svg:x="1.399cm" svg:y="4.915cm" presentation:class="outline" presentation:placeholder="true">
          <draw:text-box/>
        </draw:frame>
        <draw:frame draw:style-name="gr1" draw:text-style-name="P2" draw:layer="layout" svg:width="27.99cm" svg:height="15.754cm" svg:x="0.001cm" svg:y="2.785cm">
          <draw:image xlink:href="Pictures/100002010000078000000438C4524BE1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9" draw:id="id9"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4" draw:layer="layout" svg:width="24.631cm" svg:height="12.181cm" svg:x="1.399cm" svg:y="4.915cm" presentation:class="outline" presentation:placeholder="true">
          <draw:text-box/>
        </draw:frame>
        <draw:frame draw:style-name="gr1" draw:text-style-name="P2" draw:layer="layout" svg:width="26.581cm" svg:height="19.69cm" svg:x="0.761cm" svg:y="0.636cm">
          <draw:image xlink:href="Pictures/10000201000003ED000002E8D7E3A17B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slide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10" draw:id="id10"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4" draw:layer="layout" svg:width="24.631cm" svg:height="12.181cm" svg:x="1.399cm" svg:y="4.915cm" presentation:class="outline" presentation:placeholder="true">
          <draw:text-box/>
        </draw:frame>
        <draw:frame draw:style-name="gr1" draw:text-style-name="P2" draw:layer="layout" svg:width="27.401cm" svg:height="20.934cm" svg:x="0.399cm" svg:y="0cm">
          <draw:image xlink:href="Pictures/100000000000040C00000317EBED858B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slide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11" draw:id="id11"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4" draw:layer="layout" svg:width="24.631cm" svg:height="12.181cm" svg:x="1.399cm" svg:y="4.915cm" presentation:class="outline" presentation:placeholder="true">
          <draw:text-box/>
        </draw:frame>
        <draw:frame draw:style-name="gr1" draw:text-style-name="P2" draw:layer="layout" svg:width="25.493cm" svg:height="11.007cm" svg:x="0.761cm" svg:y="4.237cm">
          <draw:image xlink:href="Pictures/10000000000002D300000138BB5E684A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slideWipe" smil:subtype="fromRight"/>
          </anim:par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12" draw:id="id12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4" draw:layer="layout" svg:width="24.631cm" svg:height="12.181cm" svg:x="1.399cm" svg:y="4.915cm" presentation:class="outline" presentation:placeholder="true">
          <draw:text-box/>
        </draw:frame>
        <draw:frame draw:style-name="gr1" draw:text-style-name="P2" draw:layer="layout" svg:width="25.991cm" svg:height="21.005cm" svg:x="0.761cm" svg:y="0cm">
          <draw:image xlink:href="Pictures/10000000000004100000034853A05009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Giger</meta:initial-creator>
    <meta:creation-date>2014-07-08T16:03:20</meta:creation-date>
    <dc:date>2014-07-08T19:34:18</dc:date>
    <dc:creator>Martin Giger</dc:creator>
    <meta:editing-duration>P0D</meta:editing-duration>
    <meta:editing-cycles>1</meta:editing-cycles>
    <meta:document-statistic meta:object-count="80"/>
    <meta:generator>LibreOffice/3.5$Linux_x86 LibreOffice_project/350m1$Build-2</meta:generator>
  </office:meta>
</office:document-meta>
</file>